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Table1.D5"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ZO ROBOTICO CONTROLADO POR IR.</text:p>
      <text:p text:style-name="Standard"><text:s text:c="9"/>Por Leobot, Pepegol, Calamar y Josemanu.</text:p>
      <text:p text:style-name="Standard"/>
      <text:p text:style-name="Standard"/>
      <text:p text:style-name="Standard">INTRODUCCION</text:p>
      <text:p text:style-name="Standard"/>
      <text:p text:style-name="Standard">La idea consiste en realizar un proyecto sencillo, económico y reproducible fácilmente por cualquier <text:s/>aficionado con escasos conocimientos de programación o informática, pudiendo ser incluso realizado por niños como actividad extraescolar.</text:p>
      <text:p text:style-name="Standard"/>
      <text:p text:style-name="Standard">La mecánica utilizada es simple, 4 servos de modelismo de un avión siniestrado (aunque pueden ser comprados a tiendas chinas a menos de 1€ la unidad).</text:p>
      <text:p text:style-name="Standard"/>
      <text:p text:style-name="Standard">La estructura también es muy sencilla, realizándose con materiales fáciles de conseguir. La base está realizada en cartón corrugado de una capa, así como el alojamiento del servo de giro de la base, que incluye una serie de refuerzos, ya que es el que soporta todo el peso de la estructura.</text:p>
      <text:p text:style-name="Standard"/>
      <text:p text:style-name="Standard">Brazo, antebrazo y pinza estaban pesados originalmente en el mismo cartón corrugado de una capa, pero durante la construcción nos dieron unos retales de plancha de PVC muy ligero fácil de localizar en tiendas de decoración.</text:p>
      <text:p text:style-name="Standard"/>
      <text:p text:style-name="Standard">Los servos han sido fijados a las piezas de plástico con cola termofusible y tornillos. Los cables de los servos has sido prolongados <text:s/>cortando los conectores y soldando cables, lo cual tras la experiencia de montarlo no lo aconsejamos, pues en caso de tener que cambiar alguno de los servos dificulta mucho la tarea. Para ello, e mejor crear un cable macho-macho, por si surge la necesidad (como sucedió) de tener que cambiar de servo.</text:p>
      <text:p text:style-name="Standard"/>
      <text:p text:style-name="Standard">CONTROL DEL ROBOT</text:p>
      <text:p text:style-name="Standard"/>
      <text:p text:style-name="Standard">El control se realiza mediante un mando a distancia de tv. Cada botón del teclado numérico pulsado produce una trama de datos que es utilizado para generar un movimiento creciente, decreciente <text:s text:c="2"/>o volver a la posición de reposo.</text:p>
      <text:p text:style-name="Standard"/>
      <text:p text:style-name="Standard">Esto se dispone mediante 4 filas de números dispuestos para controlar el giro del hombro o base, la elevación de el brazo, el codo y la mano.</text:p>
      <text:p text:style-name="Standard"/>
      <text:p text:style-name="Standard">Botones</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Decrementa el giro</text:p>
          </table:table-cell>
          <table:table-cell table:style-name="Table1.A1" office:value-type="string">
            <text:p text:style-name="Table_20_Contents">Vuelve <text:s/>a reposo</text:p>
          </table:table-cell>
          <table:table-cell table:style-name="Table1.D1" office:value-type="string">
            <text:p text:style-name="Table_20_Contents">Incrementa el giro</text:p>
          </table:table-cell>
        </table:table-row>
        <table:table-row>
          <table:table-cell table:style-name="Table1.A2" office:value-type="string">
            <text:p text:style-name="Table_20_Contents">base</text:p>
          </table:table-cell>
          <table:table-cell table:style-name="Table1.B2" office:value-type="float" office:value="1">
            <text:p text:style-name="Table_20_Contents">1</text:p>
          </table:table-cell>
          <table:table-cell table:style-name="Table1.B2" office:value-type="float" office:value="2">
            <text:p text:style-name="Table_20_Contents">2</text:p>
          </table:table-cell>
          <table:table-cell table:style-name="Table1.D2" office:value-type="float" office:value="3">
            <text:p text:style-name="Table_20_Contents">3</text:p>
          </table:table-cell>
        </table:table-row>
        <table:table-row>
          <table:table-cell table:style-name="Table1.A2" office:value-type="string">
            <text:p text:style-name="Table_20_Contents">hombro</text:p>
          </table:table-cell>
          <table:table-cell table:style-name="Table1.B2" office:value-type="float" office:value="4">
            <text:p text:style-name="Table_20_Contents">4</text:p>
          </table:table-cell>
          <table:table-cell table:style-name="Table1.B2" office:value-type="float" office:value="5">
            <text:p text:style-name="Table_20_Contents">5</text:p>
          </table:table-cell>
          <table:table-cell table:style-name="Table1.D2" office:value-type="float" office:value="6">
            <text:p text:style-name="Table_20_Contents">6</text:p>
          </table:table-cell>
        </table:table-row>
        <table:table-row>
          <table:table-cell table:style-name="Table1.A2" office:value-type="string">
            <text:p text:style-name="Table_20_Contents">codo</text:p>
          </table:table-cell>
          <table:table-cell table:style-name="Table1.B2" office:value-type="float" office:value="7">
            <text:p text:style-name="Table_20_Contents">7</text:p>
          </table:table-cell>
          <table:table-cell table:style-name="Table1.B2" office:value-type="float" office:value="8">
            <text:p text:style-name="Table_20_Contents">8</text:p>
          </table:table-cell>
          <table:table-cell table:style-name="Table1.D2" office:value-type="float" office:value="9">
            <text:p text:style-name="Table_20_Contents">9</text:p>
          </table:table-cell>
        </table:table-row>
        <table:table-row>
          <table:table-cell table:style-name="Table1.A2" office:value-type="string">
            <text:p text:style-name="Table_20_Contents">mano</text:p>
          </table:table-cell>
          <table:table-cell table:style-name="Table1.A2" office:value-type="string">
            <text:p text:style-name="Table_20_Contents">*</text:p>
          </table:table-cell>
          <table:table-cell table:style-name="Table1.B2" office:value-type="float" office:value="0">
            <text:p text:style-name="Table_20_Contents">0</text:p>
          </table:table-cell>
          <table:table-cell table:style-name="Table1.D5" office:value-type="string">
            <text:p text:style-name="Table_20_Contents">#</text:p>
          </table:table-cell>
        </table:table-row>
      </table:table>
      <text:p text:style-name="Standard"/>
      <text:p text:style-name="Standard"/>
      <text:p text:style-name="Standard"/>
      <text:p text:style-name="P1">CODIGO DE CONTROL</text:p>
      <text:p text:style-name="Standard"/>
      <text:p text:style-name="Standard">EL código de control del brazo robótico es sencillo, en la función loop lee las tramas IR correspondientes a cada pulsación de botón previamente descodificadas y ejecuta la acción correspondiente. Mediante este método, la estructura switch/case permite la ampliación de funcionalidades del robot y/o posteriores versiones con 5 o 6 ejes de libertad.</text:p>
      <text:p text:style-name="Standard"/>
      <text:p text:style-name="Standard">Desafortunadamente, los códigos de control por IR de los televisores son propios de cada marca, por lo que trabajamos directamente sobre un mando Sony, debido al tiempo ajustado para realizar este proyecto.</text:p>
      <text:p text:style-name="Standard"/>
      <text:p text:style-name="Standard">DISEÑO DEL BRAZO</text:p>
      <text:p text:style-name="Standard"/>
      <text:p text:style-name="Standard">Para el diseño y construcción del brazo se ha ideado una pinza para la mano del robot, y tras varios intentos, se decidió recortar los grados de libertad del robot a 4. El pvc flexible, al ser cortado en partes finas, se vuelve más frágil, con lo que la mano hubo de ser reforzada y la base del hombro realizada con madera de chapa.</text:p>
      <text:p text:style-name="Standard"/>
      <text:p text:style-name="Standard">La idea de la pinza para la mano fue inspirada en la siguiente URL: <text:a xlink:type="simple" xlink:href="http://www.instructables.com/id/Hydraulic-robot-made-of-cardboard-and-scotch-duct-/">http://www.instructables.com/id/Hydraulic-robot-made-of-cardboard-and-scotch-duct-/</text:a></text:p>
      <text:p text:style-name="Standard"/>
      <text:p text:style-name="Standard">PRESUPUESTO:</text:p>
      <text:p text:style-name="Standard"/>
      <table:table table:name="Table2" table:style-name="Table2">
        <table:table-column table:style-name="Table2.A"/>
        <table:table-column table:style-name="Table2.B"/>
        <table:table-row>
          <table:table-cell table:style-name="Table2.A1" office:value-type="string">
            <text:p text:style-name="Table_20_Contents">Elemento</text:p>
          </table:table-cell>
          <table:table-cell table:style-name="Table2.B1" office:value-type="string">
            <text:p text:style-name="Table_20_Contents">Precio (total por elementos)</text:p>
          </table:table-cell>
        </table:table-row>
        <table:table-row>
          <table:table-cell table:style-name="Table2.A2" office:value-type="string">
            <text:p text:style-name="Table_20_Contents">3 Servos 1,4Kg</text:p>
          </table:table-cell>
          <table:table-cell table:style-name="Table2.B2" office:value-type="string">
            <text:p text:style-name="Table_20_Contents">1,2€ (3,6€)</text:p>
          </table:table-cell>
        </table:table-row>
        <table:table-row>
          <table:table-cell table:style-name="Table2.A2" office:value-type="string">
            <text:p text:style-name="Table_20_Contents">1 servo 0,7kg</text:p>
          </table:table-cell>
          <table:table-cell table:style-name="Table2.B2" office:value-type="string">
            <text:p text:style-name="Table_20_Contents">1,1€ (1,1€)</text:p>
          </table:table-cell>
        </table:table-row>
        <table:table-row>
          <table:table-cell table:style-name="Table2.A2" office:value-type="string">
            <text:p text:style-name="Table_20_Contents">1 mando tv reciclado</text:p>
          </table:table-cell>
          <table:table-cell table:style-name="Table2.B2" office:value-type="string">
            <text:p text:style-name="Table_20_Contents">0€ (0€)</text:p>
          </table:table-cell>
        </table:table-row>
        <table:table-row>
          <table:table-cell table:style-name="Table2.A2" office:value-type="string">
            <text:p text:style-name="Table_20_Contents">Pvc recliclado</text:p>
          </table:table-cell>
          <table:table-cell table:style-name="Table2.B2" office:value-type="string">
            <text:p text:style-name="Table_20_Contents">0€ (0€)</text:p>
          </table:table-cell>
        </table:table-row>
        <table:table-row>
          <table:table-cell table:style-name="Table2.A2" office:value-type="string">
            <text:p text:style-name="Table_20_Contents">Carton </text:p>
          </table:table-cell>
          <table:table-cell table:style-name="Table2.B2" office:value-type="string">
            <text:p text:style-name="Table_20_Contents">0€ (0€)</text:p>
          </table:table-cell>
        </table:table-row>
        <table:table-row>
          <table:table-cell table:style-name="Table2.A2" office:value-type="string">
            <text:p text:style-name="Table_20_Contents">TOTAL</text:p>
          </table:table-cell>
          <table:table-cell table:style-name="Table2.B2" office:value-type="string">
            <text:p text:style-name="Table_20_Contents">4,7€</text:p>
          </table:table-cell>
        </table:table-row>
      </table:table>
      <text:p text:style-name="Standard"/>
      <text:p text:style-name="Standard">RESULTADO:</text:p>
      <text:p text:style-name="Standard"/>
      <text:p text:style-name="Standard">Ver en Flickr</text:p>
      <text:p text:style-name="Standard"><text:a xlink:type="simple" xlink:href="http://www.flickr.com/photos/dcuartielles/5944646728/in/photostream">http://www.flickr.com/photos/dcuartielles/5944646728/in/photostream</text:a></text:p>
      <text:p text:style-name="Standard"/>
      <text:p text:style-name="Standard"/>
      <text:p text:style-name="Standard">Ver video en youtube</text:p>
      <text:p text:style-name="Standard"><text:a xlink:type="simple" xlink:href="http://www.youtube.com/user/josemanues#p/a/u/0/HGQT-tDGw4k">http://www.youtube.com/user/josemanues#p/a/u/0/HGQT-tDGw4k</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manuel </meta:initial-creator>
    <meta:creation-date>2011-07-17T02:07:10</meta:creation-date>
    <dc:date>2011-07-17T22:32:05</dc:date>
    <dc:creator>José Chorva Aguilella</dc:creator>
    <meta:editing-duration>PT2H41M3S</meta:editing-duration>
    <meta:editing-cycles>6</meta:editing-cycles>
    <meta:generator>LibreOffice/3.3$Unix OpenOffice.org_project/330m12$Build-1</meta:generator>
    <meta:document-statistic meta:table-count="2" meta:image-count="0" meta:object-count="0" meta:page-count="2" meta:paragraph-count="57" meta:word-count="536" meta:character-count="3314"/>
  </office:meta>
</office:document-meta>
</file>